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svg:stroke-width="0.2cm" draw:marker-start-width="0.6cm" draw:marker-end-width="0.6cm" draw:fill="solid" draw:fill-color="#cccccc" draw:fill-gradient-name="Gradient_20_1" draw:fill-hatch-name="Black_20_0_20_Degrees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fill="solid" draw:fill-color="#ffcc99" draw:fill-gradient-name="Gradient_20_1" draw:fill-hatch-name="Black_20_0_20_Degrees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ff0000" fo:font-size="10pt" fo:font-weight="bold"/>
    </style:style>
    <style:style style:name="P5" style:family="paragraph">
      <style:paragraph-properties fo:margin-left="0cm" fo:margin-right="0cm" fo:text-indent="0cm"/>
      <style:text-properties fo:font-size="12pt" fo:font-weight="bold"/>
    </style:style>
    <style:style style:name="T1" style:family="text">
      <style:text-properties fo:color="#ff0000" fo:font-size="10pt" fo:font-weight="bold"/>
    </style:style>
    <style:style style:name="T2" style:family="text">
      <style:text-properties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8.64cm" svg:height="11.1cm" draw:transform="rotate (1.5707963267946) translate (4.3cm 17.96cm)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cm" svg:height="1.88cm" draw:transform="rotate (1.5707963267946) translate (5.8cm 11.56cm)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7.7cm" svg:y1="10.76cm" svg:x2="8.98cm" svg:y2="10.76cm">
          <text:p text:style-name="P3"/>
        </draw:line>
        <draw:frame draw:style-name="gr4" draw:text-style-name="P4" draw:layer="layout" svg:width="0.968cm" svg:height="0.696cm" svg:x="7.812cm" svg:y="10.224cm">
          <draw:text-box>
            <text:p text:style-name="P3"><text:span text:style-name="T1">SP</text:span></text:p>
          </draw:text-box>
        </draw:frame>
        <draw:frame draw:style-name="gr4" draw:text-style-name="P5" draw:layer="layout" svg:width="1.73cm" svg:height="0.784cm" svg:x="5.87cm" svg:y="10.406cm">
          <draw:text-box>
            <text:p text:style-name="P3"><text:span text:style-name="T2">DEV 1</text:span></text:p>
          </draw:text-box>
        </draw:frame>
        <draw:line draw:style-name="gr3" draw:text-style-name="P2" draw:layer="layout" svg:x1="10.9cm" svg:y1="10.76cm" svg:x2="12.18cm" svg:y2="10.76cm">
          <text:p text:style-name="P3"/>
        </draw:line>
        <draw:frame draw:style-name="gr4" draw:text-style-name="P4" draw:layer="layout" svg:width="0.968cm" svg:height="0.696cm" svg:x="10.912cm" svg:y="10.224cm">
          <draw:text-box>
            <text:p text:style-name="P3"><text:span text:style-name="T1">SP</text:span></text:p>
          </draw:text-box>
        </draw:frame>
        <draw:line draw:style-name="gr3" draw:text-style-name="P2" draw:layer="layout" svg:x1="14.1cm" svg:y1="10.76cm" svg:x2="16.36cm" svg:y2="10.76cm">
          <text:p text:style-name="P3"/>
        </draw:line>
        <draw:line draw:style-name="gr3" draw:text-style-name="P2" draw:layer="layout" svg:x1="3.5cm" svg:y1="10.76cm" svg:x2="5.8cm" svg:y2="10.76cm">
          <text:p text:style-name="P3"/>
        </draw:line>
        <draw:frame draw:style-name="gr4" draw:text-style-name="P4" draw:layer="layout" svg:width="0.968cm" svg:height="0.696cm" svg:x="4.512cm" svg:y="10.224cm">
          <draw:text-box>
            <text:p text:style-name="P3"><text:span text:style-name="T1">SP</text:span></text:p>
          </draw:text-box>
        </draw:frame>
        <draw:frame draw:style-name="gr4" draw:text-style-name="P4" draw:layer="layout" svg:width="0.968cm" svg:height="0.696cm" svg:x="14.112cm" svg:y="10.224cm">
          <draw:text-box>
            <text:p text:style-name="P3"><text:span text:style-name="T1">SP</text:span></text:p>
          </draw:text-box>
        </draw:frame>
        <draw:custom-shape draw:style-name="gr2" draw:text-style-name="P1" draw:layer="layout" svg:width="1.5cm" svg:height="1.88cm" draw:transform="rotate (1.5707963267946) translate (9cm 11.56cm)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73cm" svg:height="0.784cm" svg:x="9.17cm" svg:y="10.406cm">
          <draw:text-box>
            <text:p text:style-name="P3"><text:span text:style-name="T2">DEV 2</text:span></text:p>
          </draw:text-box>
        </draw:frame>
        <draw:custom-shape draw:style-name="gr2" draw:text-style-name="P1" draw:layer="layout" svg:width="1.5cm" svg:height="1.88cm" draw:transform="rotate (1.5707963267946) translate (12.2cm 11.56cm)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73cm" svg:height="0.784cm" svg:x="12.37cm" svg:y="10.406cm">
          <draw:text-box>
            <text:p text:style-name="P3"><text:span text:style-name="T2">DEV 3</text:span></text:p>
          </draw:text-box>
        </draw:frame>
        <draw:custom-shape draw:style-name="gr2" draw:text-style-name="P1" draw:layer="layout" svg:width="1.5cm" svg:height="1.88cm" draw:transform="rotate (1.5707963267946) translate (5.8cm 17.26cm)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7.7cm" svg:y1="16.46cm" svg:x2="8.98cm" svg:y2="16.46cm">
          <text:p text:style-name="P3"/>
        </draw:line>
        <draw:frame draw:style-name="gr4" draw:text-style-name="P4" draw:layer="layout" svg:width="0.968cm" svg:height="0.696cm" svg:x="7.812cm" svg:y="15.924cm">
          <draw:text-box>
            <text:p text:style-name="P3"><text:span text:style-name="T1">SP</text:span></text:p>
          </draw:text-box>
        </draw:frame>
        <draw:frame draw:style-name="gr4" draw:text-style-name="P5" draw:layer="layout" svg:width="1.73cm" svg:height="0.784cm" svg:x="5.87cm" svg:y="16.106cm">
          <draw:text-box>
            <text:p text:style-name="P3"><text:span text:style-name="T2">DEV 7</text:span></text:p>
          </draw:text-box>
        </draw:frame>
        <draw:line draw:style-name="gr3" draw:text-style-name="P2" draw:layer="layout" svg:x1="10.9cm" svg:y1="16.46cm" svg:x2="12.18cm" svg:y2="16.46cm">
          <text:p text:style-name="P3"/>
        </draw:line>
        <draw:frame draw:style-name="gr4" draw:text-style-name="P4" draw:layer="layout" svg:width="0.968cm" svg:height="0.696cm" svg:x="10.912cm" svg:y="15.924cm">
          <draw:text-box>
            <text:p text:style-name="P3"><text:span text:style-name="T1">SP</text:span></text:p>
          </draw:text-box>
        </draw:frame>
        <draw:line draw:style-name="gr3" draw:text-style-name="P2" draw:layer="layout" svg:x1="14.1cm" svg:y1="16.46cm" svg:x2="16.36cm" svg:y2="16.46cm">
          <text:p text:style-name="P3"/>
        </draw:line>
        <draw:line draw:style-name="gr3" draw:text-style-name="P2" draw:layer="layout" svg:x1="3.5cm" svg:y1="16.46cm" svg:x2="5.8cm" svg:y2="16.46cm">
          <text:p text:style-name="P3"/>
        </draw:line>
        <draw:frame draw:style-name="gr4" draw:text-style-name="P4" draw:layer="layout" svg:width="0.968cm" svg:height="0.696cm" svg:x="4.512cm" svg:y="15.924cm">
          <draw:text-box>
            <text:p text:style-name="P3"><text:span text:style-name="T1">SP</text:span></text:p>
          </draw:text-box>
        </draw:frame>
        <draw:frame draw:style-name="gr4" draw:text-style-name="P4" draw:layer="layout" svg:width="0.968cm" svg:height="0.696cm" svg:x="14.112cm" svg:y="15.924cm">
          <draw:text-box>
            <text:p text:style-name="P3"><text:span text:style-name="T1">SP</text:span></text:p>
          </draw:text-box>
        </draw:frame>
        <draw:custom-shape draw:style-name="gr2" draw:text-style-name="P1" draw:layer="layout" svg:width="1.5cm" svg:height="1.88cm" draw:transform="rotate (1.5707963267946) translate (9cm 17.26cm)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73cm" svg:height="0.784cm" svg:x="9.17cm" svg:y="16.106cm">
          <draw:text-box>
            <text:p text:style-name="P3"><text:span text:style-name="T2">DEV 8</text:span></text:p>
          </draw:text-box>
        </draw:frame>
        <draw:custom-shape draw:style-name="gr2" draw:text-style-name="P1" draw:layer="layout" svg:width="1.5cm" svg:height="1.88cm" draw:transform="rotate (1.5707963267946) translate (12.2cm 17.26cm)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751cm" svg:height="0.784cm" svg:x="12.37cm" svg:y="16.106cm">
          <draw:text-box>
            <text:p text:style-name="P3"><text:span text:style-name="T2">DEV n</text:span></text:p>
          </draw:text-box>
        </draw:frame>
        <draw:custom-shape draw:style-name="gr2" draw:text-style-name="P1" draw:layer="layout" svg:width="1.5cm" svg:height="1.88cm" draw:transform="rotate (1.5707963267946) translate (5.8cm 14.36cm)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7.7cm" svg:y1="13.56cm" svg:x2="8.98cm" svg:y2="13.56cm">
          <text:p text:style-name="P3"/>
        </draw:line>
        <draw:frame draw:style-name="gr4" draw:text-style-name="P4" draw:layer="layout" svg:width="0.968cm" svg:height="0.696cm" svg:x="7.812cm" svg:y="13.024cm">
          <draw:text-box>
            <text:p text:style-name="P3"><text:span text:style-name="T1">SP</text:span></text:p>
          </draw:text-box>
        </draw:frame>
        <draw:frame draw:style-name="gr4" draw:text-style-name="P5" draw:layer="layout" svg:width="1.73cm" svg:height="0.784cm" svg:x="5.87cm" svg:y="13.206cm">
          <draw:text-box>
            <text:p text:style-name="P3"><text:span text:style-name="T2">DEV 4</text:span></text:p>
          </draw:text-box>
        </draw:frame>
        <draw:line draw:style-name="gr3" draw:text-style-name="P2" draw:layer="layout" svg:x1="10.9cm" svg:y1="13.56cm" svg:x2="12.18cm" svg:y2="13.56cm">
          <text:p text:style-name="P3"/>
        </draw:line>
        <draw:frame draw:style-name="gr4" draw:text-style-name="P4" draw:layer="layout" svg:width="0.968cm" svg:height="0.696cm" svg:x="10.912cm" svg:y="13.024cm">
          <draw:text-box>
            <text:p text:style-name="P3"><text:span text:style-name="T1">SP</text:span></text:p>
          </draw:text-box>
        </draw:frame>
        <draw:line draw:style-name="gr3" draw:text-style-name="P2" draw:layer="layout" svg:x1="14.1cm" svg:y1="13.56cm" svg:x2="16.36cm" svg:y2="13.56cm">
          <text:p text:style-name="P3"/>
        </draw:line>
        <draw:line draw:style-name="gr3" draw:text-style-name="P2" draw:layer="layout" svg:x1="3.5cm" svg:y1="13.56cm" svg:x2="5.8cm" svg:y2="13.56cm">
          <text:p text:style-name="P3"/>
        </draw:line>
        <draw:frame draw:style-name="gr4" draw:text-style-name="P4" draw:layer="layout" svg:width="0.968cm" svg:height="0.696cm" svg:x="4.512cm" svg:y="13.024cm">
          <draw:text-box>
            <text:p text:style-name="P3"><text:span text:style-name="T1">SP</text:span></text:p>
          </draw:text-box>
        </draw:frame>
        <draw:frame draw:style-name="gr4" draw:text-style-name="P4" draw:layer="layout" svg:width="0.968cm" svg:height="0.696cm" svg:x="14.112cm" svg:y="13.024cm">
          <draw:text-box>
            <text:p text:style-name="P3"><text:span text:style-name="T1">SP</text:span></text:p>
          </draw:text-box>
        </draw:frame>
        <draw:custom-shape draw:style-name="gr2" draw:text-style-name="P1" draw:layer="layout" svg:width="1.5cm" svg:height="1.88cm" draw:transform="rotate (1.5707963267946) translate (9cm 14.36cm)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73cm" svg:height="0.784cm" svg:x="9.07cm" svg:y="13.206cm">
          <draw:text-box>
            <text:p text:style-name="P3"><text:span text:style-name="T2">DEV 5</text:span></text:p>
          </draw:text-box>
        </draw:frame>
        <draw:custom-shape draw:style-name="gr2" draw:text-style-name="P1" draw:layer="layout" svg:width="1.5cm" svg:height="1.88cm" draw:transform="rotate (1.5707963267946) translate (12.2cm 14.36cm)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73cm" svg:height="0.784cm" svg:x="12.27cm" svg:y="13.206cm">
          <draw:text-box>
            <text:p text:style-name="P3"><text:span text:style-name="T2">DEV 6</text:span></text:p>
          </draw:text-box>
        </draw:frame>
        <draw:custom-shape draw:style-name="gr5" draw:text-style-name="P2" draw:layer="layout" svg:width="0.86cm" svg:height="0.96cm" draw:transform="rotate (1.5707963267946) translate (6.24cm 12.64cm)">
          <text:p text:style-name="P3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0.86cm" svg:height="0.96cm" draw:transform="rotate (1.5707963267946) translate (9.44cm 12.64cm)">
          <text:p text:style-name="P3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0.86cm" svg:height="0.96cm" draw:transform="rotate (1.5707963267946) translate (12.64cm 15.44cm)">
          <text:p text:style-name="P3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0.86cm" svg:height="0.96cm" draw:transform="rotate (1.5707963267946) translate (9.44cm 15.44cm)">
          <text:p text:style-name="P3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io Blunk</meta:initial-creator>
    <meta:creation-date>2008-08-26T14:15:55</meta:creation-date>
    <dc:creator>Mario Blunk</dc:creator>
    <dc:date>2008-09-23T13:07:46</dc:date>
    <dc:language>de-DE</dc:language>
    <meta:editing-cycles>22</meta:editing-cycles>
    <meta:editing-duration>PT3H3M9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